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>
      <style:text-properties fo:language="en" fo:country="US" fo:font-style="italic" style:font-style-asian="italic" style:font-style-complex="italic"/>
    </style:style>
    <style:style style:name="P4" style:family="paragraph" style:parent-style-name="Heading_20_1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5. Message Distribution System</text:h>
      <text:p text:style-name="P3">Sub-topics:</text:p>
      <text:list xml:id="list1068551103" text:style-name="L1">
        <text:list-item>
          <text:p text:style-name="P2">Message distribution system – Why &amp; how?</text:p>
        </text:list-item>
        <text:list-item>
          <text:p text:style-name="P2">The Post Office design – Why and how?</text:p>
        </text:list-item>
        <text:list-item>
          <text:p text:style-name="P2">Decoupling achieved </text:p>
        </text:list-item>
        <text:list-item>
          <text:p text:style-name="P2">Design considerations &amp; implementation</text:p>
        </text:list-item>
        <text:list-item>
          <text:p text:style-name="P2">Singleton Pattern</text:p>
        </text:list-item>
        <text:list-item>
          <text:p text:style-name="P2">Publish/Subscriber schemes – which one?</text:p>
        </text:list-item>
      </text:list>
      <text:p text:style-name="Horizontal_20_Line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0:50</meta:creation-date>
    <dc:date>2012-06-11T16:02:49</dc:date>
    <dc:creator>Bjarke Vad Andersen</dc:creator>
    <meta:editing-duration>P0D</meta:editing-duration>
    <meta:editing-cycles>1</meta:editing-cycles>
    <meta:document-statistic meta:table-count="0" meta:image-count="0" meta:object-count="0" meta:page-count="1" meta:paragraph-count="8" meta:word-count="39" meta:character-count="238" meta:non-whitespace-character-count="212"/>
    <meta:generator>LibreOffice/3.5$Linux_X86_64 LibreOffice_project/350m1$Build-2</meta:generator>
  </office:meta>
</office:document-meta>
</file>